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able_20_index_20_heading">
      <style:text-properties officeooo:rsid="02c76dd3" officeooo:paragraph-rsid="02c76dd3"/>
    </style:style>
    <style:style style:name="P2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3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4" style:family="paragraph" style:parent-style-name="Text_20_body">
      <style:text-properties style:font-name="Arial" fo:language="de" fo:country="DE" officeooo:paragraph-rsid="00278f2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Tabellenverzeichnis</text:h>
      <text:table-index text:style-name="Sect1" text:name="Index of Tables1">
        <text:table-index-source text:caption-sequence-name="Tabel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P1">Tabellenverzeichnis</text:p>
          </text:index-title>
          <text:p text:style-name="Table_20_index_20_1">Tabelle 1: Einschränkungstypen und deren Barrieren<text:tab/>22</text:p>
        </text:index-body>
      </text:table-index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language="de" fo:country="DE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Header_20_left"/>
      </style:header-first>
      <style:footer>
        <text:p text:style-name="MP2"><text:page-number style:num-format="1" text:select-page="current">34</text:page-number></text:p>
      </style:footer>
      <style:footer-first>
        <text:p text:style-name="MP2"><text:page-number style:num-format="1" text:select-page="current">5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2"><text:page-number style:num-format="I" text:select-page="current">X</text:page-number></text:p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bellenverzeichnis</dc:title>
    <dc:date>2018-08-03T12:31:17.791958487</dc:date>
    <dc:creator>Janet Lehmann</dc:creator>
    <meta:editing-duration>P0D</meta:editing-duration>
    <meta:editing-cycles>1</meta:editing-cycles>
    <meta:document-statistic meta:table-count="0" meta:image-count="0" meta:object-count="0" meta:paragraph-count="5" meta:word-count="7" meta:character-count="51" meta:non-whitespace-character-count="49"/>
    <meta:generator>LibreOffice/6.0.6.2$MacOSX_X86_64 LibreOffice_project/0c292870b25a325b5ed35f6b45599d2ea4458e77</meta:generator>
    <meta:template xlink:type="simple" xlink:actuate="onRequest" xlink:title="" xlink:href="../Bachelorarbeit_Master.odm" meta:date="2018-08-03T12:33:17.402823761"/>
  </office:meta>
</office:document-meta>
</file>